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2.00pt" fo:font-weight="normal" fo:font-family="Arial" style:font-family-asian="Arial" style:font-family-complex="Arial" fo:background-color="transparent" fo:color="#00a933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2.00pt" fo:font-weight="normal" fo:font-family="Arial" style:font-family-asian="Arial" style:font-family-complex="Arial" fo:background-color="transparent" fo:color="#00a933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2.00pt" fo:font-weight="normal" fo:font-family="Arial" style:font-family-asian="Arial" style:font-family-complex="Arial" fo:background-color="transparent" fo:color="#00a933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2.00pt" fo:font-weight="normal" fo:font-family="Arial" style:font-family-asian="Arial" style:font-family-complex="Arial" fo:background-color="transparent" fo:color="#00a933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2.00pt" fo:font-weight="normal" fo:font-family="Arial" style:font-family-asian="Arial" style:font-family-complex="Arial" fo:background-color="transparent" fo:color="#00a933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2.00pt" fo:font-weight="normal" fo:font-family="Arial" style:font-family-asian="Arial" style:font-family-complex="Arial" fo:background-color="transparent" fo:color="#00a933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2.00pt" fo:font-weight="normal" fo:font-family="Arial" style:font-family-asian="Arial" style:font-family-complex="Arial" fo:background-color="transparent" fo:color="#00a933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2.00pt" fo:font-weight="normal" fo:font-family="Arial" style:font-family-asian="Arial" style:font-family-complex="Arial" fo:background-color="transparent" fo:color="#00a933"/>
    </style:style>
    <style:style style:name="T4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2.00pt" fo:font-weight="normal" fo:font-family="Arial" style:font-family-asian="Arial" style:font-family-complex="Arial" fo:background-color="transparent" fo:color="#00a933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2.00pt" fo:font-weight="normal" fo:font-family="Arial" style:font-family-asian="Arial" style:font-family-complex="Arial" fo:background-color="transparent" fo:color="#00a933"/>
    </style:style>
    <style:style style:name="T55" style:family="text">
      <style:text-properties fo:font-size="12.00pt" fo:font-weight="normal" fo:font-family="Arial" style:font-family-asian="Arial" style:font-family-complex="Arial" fo:background-color="transparent" fo:color="#00a933"/>
    </style:style>
    <style:style style:name="T56" style:family="text">
      <style:text-properties fo:font-size="12.00pt" fo:font-weight="normal" fo:font-family="Arial" style:font-family-asian="Arial" style:font-family-complex="Arial" fo:background-color="transparent" fo:color="#00a933"/>
    </style:style>
    <style:style style:name="T57" style:family="text">
      <style:text-properties fo:font-size="12.00pt" fo:font-weight="normal" fo:font-family="Arial" style:font-family-asian="Arial" style:font-family-complex="Arial" fo:background-color="transparent" fo:color="#00a933"/>
    </style:style>
    <style:style style:name="T58" style:family="text">
      <style:text-properties fo:font-size="12.00pt" fo:font-weight="normal" fo:font-family="Arial" style:font-family-asian="Arial" style:font-family-complex="Arial" fo:background-color="transparent" fo:color="#00a933"/>
    </style:style>
    <style:style style:name="T59" style:family="text">
      <style:text-properties fo:font-size="12.00pt" fo:font-weight="normal" fo:font-family="Arial" style:font-family-asian="Arial" style:font-family-complex="Arial" fo:background-color="transparent" fo:color="#00a933"/>
    </style:style>
    <style:style style:name="T60" style:family="text">
      <style:text-properties fo:font-size="12.00pt" fo:font-weight="normal" fo:font-family="Arial" style:font-family-asian="Arial" style:font-family-complex="Arial" fo:background-color="transparent" fo:color="#00a933"/>
    </style:style>
    <style:style style:name="T61" style:family="text">
      <style:text-properties fo:font-size="12.00pt" fo:font-weight="normal" fo:font-family="Arial" style:font-family-asian="Arial" style:font-family-complex="Arial" fo:background-color="transparent" fo:color="#00a933"/>
    </style:style>
    <style:style style:name="T62" style:family="text">
      <style:text-properties fo:font-size="12.00pt" fo:font-weight="normal" fo:font-family="Arial" style:font-family-asian="Arial" style:font-family-complex="Arial" fo:background-color="transparent" fo:color="#00a933"/>
    </style:style>
    <style:style style:name="T63" style:family="text">
      <style:text-properties fo:font-size="12.00pt" fo:font-weight="normal" fo:font-family="Arial" style:font-family-asian="Arial" style:font-family-complex="Arial" fo:background-color="transparent" fo:color="#00a933"/>
    </style:style>
    <style:style style:name="T64" style:family="text">
      <style:text-properties fo:font-size="12.00pt" fo:font-weight="normal" fo:font-family="Arial" style:font-family-asian="Arial" style:font-family-complex="Arial" fo:background-color="transparent" fo:color="#00a933"/>
    </style:style>
    <style:style style:name="T65" style:family="text">
      <style:text-properties fo:font-size="12.00pt" fo:font-weight="normal" fo:font-family="Arial" style:font-family-asian="Arial" style:font-family-complex="Arial" fo:background-color="transparent" fo:color="#00a933"/>
    </style:style>
    <style:style style:name="T66" style:family="text">
      <style:text-properties fo:font-size="12.00pt" fo:font-weight="normal" fo:font-family="Arial" style:font-family-asian="Arial" style:font-family-complex="Arial" fo:background-color="transparent" fo:color="#00a933"/>
    </style:style>
    <style:style style:name="T67" style:family="text">
      <style:text-properties fo:font-size="12.00pt" fo:font-weight="normal" fo:font-family="Arial" style:font-family-asian="Arial" style:font-family-complex="Arial" fo:background-color="transparent" fo:color="#00a933"/>
    </style:style>
    <style:style style:name="T68" style:family="text">
      <style:text-properties fo:font-size="12.00pt" fo:font-weight="normal" fo:font-family="Arial" style:font-family-asian="Arial" style:font-family-complex="Arial" fo:background-color="transparent" fo:color="#00a933"/>
    </style:style>
    <style:style style:name="T69" style:family="text">
      <style:text-properties fo:font-size="12.00pt" fo:font-weight="normal" fo:font-family="Arial" style:font-family-asian="Arial" style:font-family-complex="Arial" fo:background-color="transparent" fo:color="#00a933"/>
    </style:style>
    <style:style style:name="T70" style:family="text">
      <style:text-properties fo:font-size="12.00pt" fo:font-weight="normal" fo:font-family="Arial" style:font-family-asian="Arial" style:font-family-complex="Arial" fo:background-color="transparent" fo:color="#00a933"/>
    </style:style>
    <style:style style:name="T71" style:family="text">
      <style:text-properties fo:font-size="12.00pt" fo:font-weight="normal" fo:font-family="Arial" style:font-family-asian="Arial" style:font-family-complex="Arial" fo:background-color="transparent" fo:color="#00a933"/>
    </style:style>
    <style:style style:name="T72" style:family="text">
      <style:text-properties fo:font-size="12.00pt" fo:font-weight="normal" fo:font-family="Arial" style:font-family-asian="Arial" style:font-family-complex="Arial" fo:background-color="transparent" fo:color="#00a933"/>
    </style:style>
    <style:style style:name="T73" style:family="text">
      <style:text-properties fo:font-size="12.00pt" fo:font-weight="normal" fo:font-family="Arial" style:font-family-asian="Arial" style:font-family-complex="Arial" fo:background-color="transparent" fo:color="#00a933"/>
    </style:style>
    <style:style style:name="T74" style:family="text">
      <style:text-properties fo:font-size="12.00pt" fo:font-weight="normal" fo:font-family="Arial" style:font-family-asian="Arial" style:font-family-complex="Arial" fo:background-color="transparent" fo:color="#00a933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left="21.20pt" fo:text-indent="0.00pt" fo:margin-bottom="7.00pt"/>
    </style:style>
    <style:style style:name="P2" style:family="paragraph">
      <style:paragraph-properties fo:line-height="100.00%" fo:text-align="left" fo:margin-left="21.20pt" fo:text-indent="0.00pt" fo:margin-bottom="7.00pt"/>
    </style:style>
    <style:style style:name="P3" style:family="paragraph">
      <style:paragraph-properties fo:line-height="115.00%" fo:text-align="left" fo:margin-left="21.20pt" fo:text-indent="0.00pt" fo:margin-bottom="7.00pt"/>
    </style:style>
    <style:style style:name="P4" style:family="paragraph">
      <style:paragraph-properties fo:line-height="100.00%" fo:text-align="left" fo:margin-left="21.20pt" fo:text-indent="0.00pt" fo:margin-bottom="7.00pt"/>
    </style:style>
    <style:style style:name="P5" style:family="paragraph">
      <style:paragraph-properties fo:line-height="115.00%" fo:text-align="left" fo:margin-left="21.20pt" fo:text-indent="0.00pt" fo:margin-bottom="7.00pt"/>
    </style:style>
  </office:automatic-styles>
  <office:body>
    <office:text>
      <text:p text:style-name="P1"><text:span text:style-name="T1">Вопросы<text:s/></text:span><text:span text:style-name="T2">💎</text:span></text:p>
      <text:p text:style-name="P1"><text:span text:style-name="T3">1.<text:s/></text:span><text:span text:style-name="T4">Какие кавычки можно использовать для создания строк в JS и в чем разница между ними?</text:span></text:p>
      <text:p text:style-name="P1"><text:span text:style-name="T5">Двойные, одинарные и обратные, в обратные можно оборачивать несколько строк, можно использовать интерполяцию</text:span></text:p>
      <text:p text:style-name="P1"><text:span text:style-name="T6"/></text:p>
      <text:p text:style-name="P1"><text:span text:style-name="T7">2.<text:s/></text:span><text:span text:style-name="T8">Какими методами можно найти подстроку в строке? Приведите пример.</text:span></text:p>
      <text:p text:style-name="P1"><text:span text:style-name="T9">indexOf(), lastIndexOf(), search();</text:span></text:p>
      <text:p text:style-name="P1"><text:span text:style-name="T10"/></text:p>
      <text:p text:style-name="P1"><text:span text:style-name="T11">3.<text:s/></text:span><text:span text:style-name="T12">Самостоятельно разберитесь, зачем нужен специальный символ `\n`?</text:span></text:p>
      <text:p text:style-name="P1"><text:span text:style-name="T13">Это символ перевода строки</text:span></text:p>
      <text:p text:style-name="P1"><text:span text:style-name="T14"/></text:p>
      <text:p text:style-name="P1"><text:span text:style-name="T15">4.<text:s/></text:span><text:span text:style-name="T16">Напишите код, который делает первый символ заглавным. Например, `"настя"`<text:s/></text:span><text:span text:style-name="T17">⇒</text:span><text:span text:style-name="T18"><text:s/>`"</text:span><text:span text:style-name="T19">Настя"`</text:span></text:p>
      <text:p text:style-name="P2"><draw:frame text:anchor-type="as-char" svg:width="122.94mm" svg:height="70.38mm" style:rel-width="scale" style:rel-height="scale"><draw:object-ole xlink:href="OleObj1"/><draw:image xlink:href="ObjectReplacements/OleObj1"/></draw:frame><text:span text:style-name="T20"/></text:p>
      <text:p text:style-name="P3"><text:span text:style-name="T20"/></text:p>
      <text:p text:style-name="P3"><text:span text:style-name="T21">5.<text:s/></text:span><text:span text:style-name="T22">Как создать дату 24 января 2021 года, 22 часа 51 минута? Временная зона<text:s/></text:span><text:span text:style-name="T23">–</text:span><text:span text:style-name="T24"><text:s/></text:span><text:span text:style-name="T25">местная.</text:span></text:p>
      <text:p text:style-name="P3"><text:span text:style-name="T26">console.log(new Date(2021, 0, 24, 22, 51, 0, 0));</text:span></text:p>
      <text:p text:style-name="P3"><text:span text:style-name="T27"/></text:p>
      <text:p text:style-name="P3"><text:span text:style-name="T28">6.<text:s/></text:span><text:span text:style-name="T29">Как посчитать, сколько секунд осталось до завтра?</text:span></text:p>
      <text:p text:style-name="P3"><text:span text:style-name="T30">let today = new Date();</text:span></text:p>
      <text:p text:style-name="P3"><text:span text:style-name="T30">let tomorrow = new Date(2021, 8, 30); </text:span></text:p>
      <text:p text:style-name="P3"><text:span text:style-name="T30">let difference = (tomorrow - today) / 1000;</text:span></text:p>
      <text:p text:style-name="P3"><text:span text:style-name="T31"/></text:p>
      <text:p text:style-name="P3"><text:span text:style-name="T32">7.<text:s/></text:span><text:span text:style-name="T33">Как выделить из строки с денежной суммой (например, 120р. или 99</text:span><text:span text:style-name="T34">€)<text:s/></text:span><text:span text:style-name="T35">только цифры, т.е. *120 и 99*?</text:span></text:p>
      <text:p text:style-name="P4"><draw:frame text:anchor-type="as-char" svg:width="73.20mm" svg:height="47.27mm" style:rel-width="scale" style:rel-height="scale"><draw:object-ole xlink:href="OleObj2"/><draw:image xlink:href="ObjectReplacements/OleObj2"/></draw:frame><text:span text:style-name="T36"/></text:p>
      <text:p text:style-name="P5"><text:span text:style-name="T36"/></text:p>
      <text:p text:style-name="P5"><text:span text:style-name="T37">8.<text:s/></text:span><text:span text:style-name="T38">Зачем нужны функции `join` и `split`?</text:span></text:p>
      <text:p text:style-name="P5"><text:span text:style-name="T39">С помощью split() мы делаем из строки массив, join() наоборот из массива делаем строку</text:span></text:p>
      <text:p text:style-name="P5"><text:span text:style-name="T40"/></text:p>
      <text:p text:style-name="P5"><text:span text:style-name="T41">9.<text:s/></text:span><text:span text:style-name="T42">Какой из вариантов округления делает это по математическим правилам?</text:span></text:p>
      <text:p text:style-name="P5"><text:span text:style-name="T43">Math.round()</text:span></text:p>
      <text:p text:style-name="P5"><text:span text:style-name="T44"/></text:p>
      <text:p text:style-name="P5"><text:span text:style-name="T45">10.<text:s/></text:span><text:span text:style-name="T46">Как сгенерировать случайное число от 1 до 100? </text:span></text:p>
      <text:p text:style-name="P5"><text:span text:style-name="T47">console.log(Math.floor(Math.random() * 100) + 1);</text:span></text:p>
      <text:p text:style-name="P5"><text:span text:style-name="T47"><text:line-break/></text:span><text:span text:style-name="T48">11.<text:s/></text:span><text:span text:style-name="T49">Зачем нужна функция `str.trim()` ?</text:span></text:p>
      <text:p text:style-name="P5"><text:span text:style-name="T50">Она убирает пробелы в начале и конце строки</text:span></text:p>
      <text:p text:style-name="P5"><text:span text:style-name="T51"/></text:p>
      <text:p text:style-name="P5"><text:span text:style-name="T52">12.<text:s/></text:span><text:span text:style-name="T53">Что такое флаг?</text:span></text:p>
      <text:p text:style-name="P5"><text:span text:style-name="T54">Регулярные выражения<text:s/></text:span><text:span text:style-name="T55">–</text:span><text:span text:style-name="T56"><text:s/></text:span><text:span text:style-name="T57">мощное средство поиска и замены в строке. Регулярное выражение состоит из паттерна и необязательных флагов.Флаги<text:s text:c="2"/>в регулярных выражениях влияют на поиск. Всего их шесть:</text:span></text:p>
      <text:p text:style-name="P5"><text:span text:style-name="T58">i -<text:s/></text:span><text:span text:style-name="T59">С этим флагом поиск не зависит от регистра: нет разницы между `A` и `a` (см. пример ниже).</text:span></text:p>
      <text:p text:style-name="P5"><text:span text:style-name="T60">g -<text:s/></text:span><text:span text:style-name="T61">С этим флагом поиск ищет все совпадения, без него<text:s/></text:span><text:span text:style-name="T62">–</text:span><text:span text:style-name="T63"><text:s/></text:span><text:span text:style-name="T64">только первое.</text:span></text:p>
      <text:p text:style-name="P5"><text:span text:style-name="T65">y -<text:s/></text:span><text:span text:style-name="T66">Режим поиска на конкретной позиции в тексте</text:span></text:p>
      <text:p text:style-name="P5"><text:span text:style-name="T67">m -<text:s/></text:span><text:span text:style-name="T68">Многострочный режим</text:span></text:p>
      <text:p text:style-name="P5"><text:span text:style-name="T69">s -<text:s/></text:span><text:span text:style-name="T70">Включает режим<text:s/></text:span><text:span text:style-name="T71">«dotall»,<text:s/></text:span><text:span text:style-name="T72">при котором точка . может соответствовать символу перевода строки \n</text:span></text:p>
      <text:p text:style-name="P5"><text:span text:style-name="T73">u -<text:s/></text:span><text:span text:style-name="T74">Включает полную поддержку юникода.</text:span></text:p>
      <text:p text:style-name="P5"><text:span text:style-name="T7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